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99cm" table:align="margins"/>
    </style:style>
    <style:style style:name="Table1.A" style:family="table-column">
      <style:table-column-properties style:column-width="5.934cm" style:rel-column-width="21845*"/>
    </style:style>
    <style:style style:name="Table1.1" style:family="table-row">
      <style:table-row-properties style:min-row-height="1.77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.117cm"/>
    </style:style>
    <style:style style:name="P1" style:family="paragraph">
      <style:paragraph-properties fo:text-align="end"/>
      <style:text-properties style:text-line-through-style="none" style:font-name="Arial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 xlink:href="" xlink:type="simple">
          <form:textarea form:name="txtNumber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Question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area form:name="txtItem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area form:name="txtItem2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area form:name="txtItem3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area form:name="txtItem4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 form:name="txtImag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1" svg:width="0.874cm" svg:height="0.477cm" draw:control="control1"/>-<draw:control text:anchor-type="as-char" draw:z-index="1" draw:style-name="gr1" draw:text-style-name="P1" svg:width="15.717cm" svg:height="1.994cm" draw:control="control2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s">a)<draw:control text:anchor-type="as-char" draw:z-index="2" draw:style-name="gr1" draw:text-style-name="P1" svg:width="5.128cm" svg:height="1.419cm" draw:control="control3"/></text:p>
          </table:table-cell>
          <table:table-cell table:style-name="Table1.A1" office:value-type="string">
            <text:p text:style-name="Standard">b)<draw:control text:anchor-type="as-char" draw:z-index="3" draw:style-name="gr1" draw:text-style-name="P1" svg:width="5.074cm" svg:height="1.419cm" draw:control="control4"/></text:p>
          </table:table-cell>
          <table:table-cell table:style-name="Table1.A1" table:number-rows-spanned="2" office:value-type="string">
            <text:p text:style-name="Table_20_Contents"><draw:control text:anchor-type="as-char" svg:y="-1.718cm" draw:z-index="6" draw:style-name="gr2" draw:text-style-name="P2" svg:width="5.679cm" svg:height="3.133cm" draw:control="control7"/></text:p>
          </table:table-cell>
        </table:table-row>
        <table:table-row table:style-name="Table1.2">
          <table:table-cell table:style-name="Table1.A1" office:value-type="string">
            <text:p text:style-name="Standard">c)<draw:control text:anchor-type="as-char" draw:z-index="4" draw:style-name="gr1" draw:text-style-name="P1" svg:width="5.34cm" svg:height="1.569cm" draw:control="control5"/></text:p>
          </table:table-cell>
          <table:table-cell table:style-name="Table1.A1" office:value-type="string">
            <text:p text:style-name="Standard">d)<draw:control text:anchor-type="as-char" draw:z-index="5" draw:style-name="gr1" draw:text-style-name="P1" svg:width="5.18cm" svg:height="1.391cm" draw:control="control6"/>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6.1cm" style:num-format="1" style:print-orientation="portrait" fo:margin-top="0.101cm" fo:margin-bottom="0.101cm" fo:margin-left="0.101cm" fo:margin-right="0.101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hid N.</meta:initial-creator>
    <meta:creation-date>2012-10-23T11:31:26.64</meta:creation-date>
    <dc:date>2012-10-23T14:32:26.32</dc:date>
    <dc:creator>Vahid N.</dc:creator>
    <meta:editing-duration>PT1H25M56S</meta:editing-duration>
    <meta:editing-cycles>18</meta:editing-cycles>
    <meta:generator>OpenOffice.org/3.3$Win32 OpenOffice.org_project/330m20$Build-9567</meta:generator>
    <meta:document-statistic meta:table-count="1" meta:image-count="0" meta:object-count="0" meta:page-count="2" meta:paragraph-count="6" meta:word-count="5" meta:character-count="16"/>
  </office:meta>
</office:document-meta>
</file>